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19b0" officeooo:paragraph-rsid="000419b0"/>
    </style:style>
    <style:style style:name="P2" style:family="paragraph" style:parent-style-name="Standard">
      <style:text-properties officeooo:rsid="00046eca" officeooo:paragraph-rsid="000a04da"/>
    </style:style>
    <style:style style:name="P3" style:family="paragraph" style:parent-style-name="Standard">
      <style:text-properties officeooo:rsid="000b6b83" officeooo:paragraph-rsid="000b6b83"/>
    </style:style>
    <style:style style:name="P4" style:family="paragraph" style:parent-style-name="Standard">
      <style:text-properties officeooo:rsid="000d320e" officeooo:paragraph-rsid="000d320e"/>
    </style:style>
    <style:style style:name="P5" style:family="paragraph" style:parent-style-name="Standard">
      <style:text-properties fo:font-variant="normal" fo:text-transform="none" style:font-name="Segoe UI" fo:font-size="10.5pt" fo:letter-spacing="normal" fo:font-style="normal" fo:font-weight="normal" officeooo:rsid="000d320e" officeooo:paragraph-rsid="000d320e"/>
    </style:style>
    <style:style style:name="P6" style:family="paragraph" style:parent-style-name="Standard">
      <style:text-properties officeooo:rsid="000f0995" officeooo:paragraph-rsid="000f0995"/>
    </style:style>
    <style:style style:name="T1" style:family="text">
      <style:text-properties officeooo:rsid="0006334b"/>
    </style:style>
    <style:style style:name="T2" style:family="text">
      <style:text-properties officeooo:rsid="0006a7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F <text:line-break/><text:line-break/>Dns = conjunto de reglas a la cual responde dependiendo de la peticion que se le hace</text:p>
      <text:p text:style-name="P1">Tipos de reglas dns</text:p>
      <text:p text:style-name="P1">A = REGLAS Para ipv4 </text:p>
      <text:p text:style-name="P1">AAA<text:span text:style-name="T1">A</text:span> = Reglas para ipv6</text:p>
      <text:p text:style-name="P1">cname = Regla enmascara un dominio por otro<text:line-break/>mx = Reglas ipv4 para servidores de correos electronicos</text:p>
      <text:p text:style-name="P1">Alias = Reglas para darle un alias a un dominio o subdominio</text:p>
      <text:p text:style-name="P1">Txt = Informacion que tu quieres mostrar al dominio ejemplo = dmarc, firmador de correos, verificacion de dominio, etc</text:p>
      <text:p text:style-name="P1"/>
      <text:p text:style-name="P1"/>
      <text:p text:style-name="P1"/>
      <text:p text:style-name="P1">Ns= SON los NameServer = son los servidores de los dns<text:line-break/> <text:s/></text:p>
      <text:p text:style-name="P2">comando para mirar el local host en linux </text:p>
      <text:p text:style-name="P2">sudo nano /etc/hosts</text:p>
      <text:p text:style-name="P2"/>
      <text:p text:style-name="P3">comando para mirar las ips </text:p>
      <text:p text:style-name="P3"/>
      <text:p text:style-name="P3">dig &lt;site&gt;</text:p>
      <text:p text:style-name="P2"/>
      <text:p text:style-name="P2"/>
      <text:p text:style-name="P4">Comando para dominio principal en pantheon que no es el mismo </text:p>
      <text:p text:style-name="P4"/>
      <text:p text:style-name="P5">terminus domain:primary:add idb-publications.test publicationstest.iadb.org</text:p>
      <text:p text:style-name="P4"/>
      <text:p text:style-name="P2"/>
      <text:p text:style-name="P2"/>
      <text:p text:style-name="P1"><text:line-break/><text:span text:style-name="T2">CDN RED DE DISTRIBUCION DE CONTENIDO PERMITE UNA CONEXION MAS RAPIDA ENTRE EL USARIO Y EL SERVIDOR CDN MAS CERCANO</text:span><text:line-break/></text:p>
      <text:p text:style-name="P6">PRUEBAS DE SIMPLESAML</text:p>
      <text:p text:style-name="P1"><text:s/></text:p>
      <text:p text:style-name="P6">loguear <text:line-break/>generar metadata pegar archivo</text:p>
      <text:p text:style-name="P6">copiar en remote</text:p>
      <text:p text:style-name="P6">cambiar linea de entity en authsource </text:p>
      <text:p text:style-name="P6">desplegar a auth </text:p>
      <text:p text:style-name="P6">pasar link a Dan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1T10:41:15.426548339</meta:creation-date>
    <dc:date>2022-06-16T11:34:02.078073874</dc:date>
    <meta:editing-duration>P1DT1H53M2S</meta:editing-duration>
    <meta:editing-cycles>5</meta:editing-cycles>
    <meta:generator>LibreOffice/7.0.6.2$Linux_X86_64 LibreOffice_project/00$Build-2</meta:generator>
    <meta:document-statistic meta:table-count="0" meta:image-count="0" meta:object-count="0" meta:page-count="1" meta:paragraph-count="22" meta:word-count="168" meta:character-count="990" meta:non-whitespace-character-count="828"/>
  </office:meta>
</office:document-meta>
</file>